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8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  <text:p>(somente no 248 que</text:p>
            <text:p>vou inserir </text:p>
            <text:p>O item no json)</text:p>
          </table:table-cell>
          <table:table-cell table:number-columns-repeated="16380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Faca de A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QUIPAMENTO E POÇÕES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<text:span text:style-name="T1">(Poção da Força</text:span>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QUIPAMENTO E POÇÕES</text:p>
          </table:table-cell>
          <table:table-cell table:number-columns-repeated="16380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EQUIPAMENTO E POÇÕES</text:p>
          </table:table-cell>
          <table:table-cell table:number-columns-repeated="16380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7" table:number-rows-repeated="113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0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0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0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0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0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0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0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0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0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0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0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0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0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0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0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0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0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0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0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0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0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0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0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0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0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0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0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0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0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0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0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0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0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0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TROLL DA CAVERN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0" calcext:value-type="float">
            <text:p>310</text:p>
          </table:table-cell>
        </table:table-row>
        <table:table-row table:style-name="ro10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HOBGOBLIN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0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HOB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0"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LOBO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0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Ã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6" calcext:value-type="float">
            <text:p>346</text:p>
          </table:table-cell>
        </table:table-row>
        <table:table-row table:style-name="ro10">
          <table:table-cell table:style-name="ce8" office:value-type="float" office:value="66" calcext:value-type="float">
            <text:p>66</text:p>
          </table:table-cell>
          <table:table-cell table:style-name="ce10" office:value-type="string" calcext:value-type="string">
            <text:p>HOMEM-MACAC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2" calcext:value-type="float">
            <text:p>352</text:p>
          </table:table-cell>
        </table:table-row>
        <table:table-row table:style-name="ro10"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PIGMEU 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0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PIGMEU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0" table:number-rows-repeated="19">
          <table:table-cell table:style-name="ce8"/>
          <table:table-cell table:style-name="ce10"/>
          <table:table-cell table:style-name="ce8" table:number-columns-repeated="3"/>
        </table:table-row>
        <table:table-row table:style-name="ro10" table:number-rows-repeated="41">
          <table:table-cell/>
          <table:table-cell table:style-name="ce10"/>
          <table:table-cell table:style-name="ce8" table:number-columns-repeated="3"/>
        </table:table-row>
        <table:table-row table:style-name="ro10" table:number-rows-repeated="65">
          <table:table-cell/>
          <table:table-cell table:style-name="ce10"/>
          <table:table-cell table:number-columns-repeated="3"/>
        </table:table-row>
        <table:table-row table:style-name="ro9" table:number-rows-repeated="1048381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08:11:16.7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0H58M41S</meta:editing-duration>
    <meta:editing-cycles>28</meta:editing-cycles>
    <meta:generator>LibreOffice/24.8.3.2$Windows_X86_64 LibreOffice_project/48a6bac9e7e268aeb4c3483fcf825c94556d9f92</meta:generator>
    <dc:date>2024-12-15T10:08:46.152000000</dc:date>
    <meta:document-statistic meta:table-count="2" meta:cell-count="537" meta:object-count="0"/>
  </office:meta>
</office:document-meta>
</file>